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420000234900001525A277AB7B.wmf"/>
  <manifest:file-entry manifest:media-type="" manifest:full-path="Pictures/20000022000008B0000002121C6DACE1.wmf"/>
  <manifest:file-entry manifest:media-type="" manifest:full-path="Pictures/2000004400000B9700000415F13D6F4F.wmf"/>
  <manifest:file-entry manifest:media-type="" manifest:full-path="Pictures/2000002E00000973000003E550ACD512.wm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fr1" style:family="graphic" style:parent-style-name="Graphics">
      <style:graphic-properties fo:margin-left="0cm" fo:margin-right="0cm" style:vertical-pos="middle" style:vertical-rel="tex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rva de riesgos en curso</text:p>
      <text:p text:style-name="Standard">La metodología para calcular la reserva de riesgos en curso será diario. Es decir, <text:s/>dividimos la poliza en 365 partes iguales. La prima de cada poliza se multiplica por un factor de prima no devengada (el tiempo restante entre el tiempo de vigencia de la poliza)</text:p>
      <text:p text:style-name="Standard"/>
      <text:p text:style-name="P1"><draw:frame draw:style-name="fr2" draw:name="graphics1" text:anchor-type="as-char" svg:width="2.967cm" svg:height="1.044cm" draw:z-index="1"><draw:image xlink:href="Pictures/2000004400000B9700000415F13D6F4F.wmf" xlink:type="simple" xlink:show="embed" xlink:actuate="onLoad"/></draw:frame></text:p>
      <text:p text:style-name="P1"/>
      <text:p text:style-name="P1"><draw:frame draw:style-name="fr1" draw:name="graphics2" text:anchor-type="as-char" svg:width="2.418cm" svg:height="0.997cm" draw:z-index="0"><draw:image xlink:href="Pictures/2000002E00000973000003E550ACD512.wmf" xlink:type="simple" xlink:show="embed" xlink:actuate="onLoad"/></draw:frame></text:p>
      <text:p text:style-name="Standard">Donde:</text:p>
      <text:p text:style-name="Standard"><text:tab/>Pnd: Prima no devengada.</text:p>
      <text:p text:style-name="Standard"><text:tab/>Pp: Prima de la poliza</text:p>
      <text:p text:style-name="Standard"><text:tab/>T: Tiempo de vigencia de la póliza.</text:p>
      <text:p text:style-name="Standard"><text:tab/>t: tiempo transcurrido.</text:p>
      <text:p text:style-name="Standard"/>
      <text:p text:style-name="Standard">Ejemplo:</text:p>
      <text:p text:style-name="Standard"/>
      <text:p text:style-name="Standard">Suponiendo una prima de $15,000.00 la Prima neta no devengada sería para cada día del año:</text:p>
      <text:p text:style-name="Standard"/>
      <text:p text:style-name="Standard"><draw:frame draw:style-name="fr3" draw:name="graphics3" text:anchor-type="char" svg:x="4.23cm" svg:y="0.478cm" svg:width="9.225cm" svg:height="5.286cm" draw:z-index="2"><draw:image xlink:href="Pictures/200000420000234900001525A277AB7B.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Ya que la Reserva de Riesgos en Curso (RRC) es igual a la prima no devengada calculada día a día ya podemos decir <draw:frame draw:style-name="fr1" draw:name="graphics4" text:anchor-type="as-char" svg:width="2.224cm" svg:height="0.529cm" draw:z-index="3"><draw:image xlink:href="Pictures/20000022000008B0000002121C6DACE1.wmf" xlink:type="simple" xlink:show="embed" xlink:actuate="onLoad"/></draw:frame></text:p>
      <text:p text:style-name="Standard"/>
      <text:p text:style-name="Standard">Ejemplo 2:</text:p>
      <text:p text:style-name="Standard"/>
      <text:p text:style-name="Standard">Supongamos una cartera de 10 client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3T13:01:01</meta:creation-date>
    <dc:date>2010-04-23T14:12:16</dc:date>
    <meta:editing-duration>PT00H46M32S</meta:editing-duration>
    <meta:editing-cycles>4</meta:editing-cycles>
    <meta:generator>OpenOffice.org/3.2$Unix OpenOffice.org_project/320m12$Build-9483</meta:generator>
    <meta:document-statistic meta:table-count="0" meta:image-count="4" meta:object-count="0" meta:page-count="1" meta:paragraph-count="14" meta:word-count="119" meta:character-count="665"/>
  </office:meta>
</office:document-meta>
</file>